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2.568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2.512cm" style:use-optimal-column-width="false"/>
    </style:style>
    <style:style style:name="co4" style:family="table-column">
      <style:table-column-properties style:column-width="2.709cm" style:use-optimal-column-width="false"/>
    </style:style>
    <style:style style:name="ro1" style:family="table-row">
      <style:table-row-properties style:row-height="1.159cm"/>
    </style:style>
    <style:style style:name="ro2" style:family="table-row">
      <style:table-row-properties style:row-height="1.178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1.499cm" svg:height="24.357cm" svg:x="-14cm" svg:y="17.1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/>
              <table:table-cell table:number-columns-spanned="2">
                <text:p>0</text:p>
              </table:table-cell>
              <table:covered-table-cell/>
              <table:table-cell table:number-columns-spanned="2">
                <text:p>1</text:p>
              </table:table-cell>
              <table:covered-table-cell/>
              <table:table-cell table:number-columns-spanned="2">
                <text:p>2</text:p>
              </table:table-cell>
              <table:covered-table-cell/>
              <table:table-cell table:number-columns-spanned="2">
                <text:p>3</text:p>
              </table:table-cell>
              <table:covered-table-cell/>
              <table:table-cell table:number-columns-spanned="2">
                <text:p>4</text:p>
              </table:table-cell>
              <table:covered-table-cell/>
              <table:table-cell table:number-columns-spanned="2">
                <text:p>5</text:p>
              </table:table-cell>
              <table:covered-table-cell/>
              <table:table-cell table:number-columns-spanned="2">
                <text:p>6</text:p>
              </table:table-cell>
              <table:covered-table-cell/>
              <table:table-cell table:number-columns-spanned="2">
                <text:p>7</text:p>
              </table:table-cell>
              <table:covered-table-cell/>
              <table:table-cell table:number-columns-spanned="2">
                <text:p>8</text:p>
              </table:table-cell>
              <table:covered-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0</text:p>
              </table:table-cell>
              <table:table-cell>
                <text:p>siftno</text:p>
              </table:table-cell>
              <table:table-cell>
                <text:p>Sif,knn</text:p>
              </table:table-cell>
              <table:table-cell>
                <text:p>5.89</text:p>
              </table:table-cell>
              <table:table-cell>
                <text:p>0.08</text:p>
              </table:table-cell>
              <table:table-cell>
                <text:p>12.04</text:p>
              </table:table-cell>
              <table:table-cell>
                <text:p>0.13</text:p>
              </table:table-cell>
              <table:table-cell>
                <text:p>0.096</text:p>
              </table:table-cell>
              <table:table-cell>
                <text:p>0.06</text:p>
              </table:table-cell>
              <table:table-cell>
                <text:p>0.95</text:p>
              </table:table-cell>
              <table:table-cell>
                <text:p>0.13</text:p>
              </table:table-cell>
              <table:table-cell>
                <text:p>0.21</text:p>
              </table:table-cell>
              <table:table-cell>
                <text:p>0.0002</text:p>
              </table:table-cell>
              <table:table-cell>
                <text:p>0.97</text:p>
              </table:table-cell>
              <table:table-cell>
                <text:p>9.05</text:p>
              </table:table-cell>
              <table:table-cell>
                <text:p>0.18</text:p>
              </table:table-cell>
              <table:table-cell>
                <text:p>81.5</text:p>
              </table:table-cell>
              <table:table-cell>
                <text:p>0.21</text:p>
              </table:table-cell>
              <table:table-cell>
                <text:p>0.72</text:p>
              </table:table-cell>
              <table:table-cell/>
            </table:table-row>
            <table:table-row table:style-name="ro1" table:default-cell-style-name="ce1">
              <table:covered-table-cell/>
              <table:table-cell>
                <text:p>Sif,no</text:p>
              </table:table-cell>
              <table:table-cell>
                <text:p>Surknn</text:p>
              </table:table-cell>
              <table:table-cell>
                <text:p>0.002</text:p>
              </table:table-cell>
              <table:table-cell>
                <text:p>1.59</text:p>
              </table:table-cell>
              <table:table-cell>
                <text:p>1.35</text:p>
              </table:table-cell>
              <table:table-cell>
                <text:p>0.68</text:p>
              </table:table-cell>
              <table:table-cell>
                <text:p>0.005</text:p>
              </table:table-cell>
              <table:table-cell>
                <text:p>0.117</text:p>
              </table:table-cell>
              <table:table-cell>
                <text:p>0.42</text:p>
              </table:table-cell>
              <table:table-cell>
                <text:p>1.85</text:p>
              </table:table-cell>
              <table:table-cell>
                <text:p>0</text:p>
              </table:table-cell>
              <table:table-cell>
                <text:p>0.36</text:p>
              </table:table-cell>
              <table:table-cell>
                <text:p>0.1</text:p>
              </table:table-cell>
              <table:table-cell>
                <text:p>2.7</text:p>
              </table:table-cell>
              <table:table-cell>
                <text:p>0.18</text:p>
              </table:table-cell>
              <table:table-cell>
                <text:p>0.10</text:p>
              </table:table-cell>
              <table:table-cell>
                <text:p>0.73</text:p>
              </table:table-cell>
              <table:table-cell>
                <text:p>0.23</text:p>
              </table:table-cell>
              <table:table-cell/>
            </table:table-row>
            <table:table-row table:style-name="ro1" table:default-cell-style-name="ce1">
              <table:table-cell table:number-rows-spanned="2">
                <text:p>1</text:p>
              </table:table-cell>
              <table:table-cell>
                <text:p>2.6</text:p>
              </table:table-cell>
              <table:table-cell>
                <text:p>0.24</text:p>
              </table:table-cell>
              <table:table-cell>
                <text:p>Sift,no</text:p>
              </table:table-cell>
              <table:table-cell>
                <text:p>Sift,k</text:p>
              </table:table-cell>
              <table:table-cell>
                <text:p>0.06</text:p>
              </table:table-cell>
              <table:table-cell>
                <text:p>0.05</text:p>
              </table:table-cell>
              <table:table-cell>
                <text:p>2.25</text:p>
              </table:table-cell>
              <table:table-cell>
                <text:p>0.27</text:p>
              </table:table-cell>
              <table:table-cell>
                <text:p>3.54</text:p>
              </table:table-cell>
              <table:table-cell>
                <text:p>0.03</text:p>
              </table:table-cell>
              <table:table-cell>
                <text:p>0.19</text:p>
              </table:table-cell>
              <table:table-cell>
                <text:p>0.12</text:p>
              </table:table-cell>
              <table:table-cell>
                <text:p>0.16</text:p>
              </table:table-cell>
              <table:table-cell>
                <text:p>15.6</text:p>
              </table:table-cell>
              <table:table-cell>
                <text:p>0.23</text:p>
              </table:table-cell>
              <table:table-cell>
                <text:p>2.17</text:p>
              </table:table-cell>
              <table:table-cell>
                <text:p>0.18</text:p>
              </table:table-cell>
              <table:table-cell>
                <text:p>0.04</text:p>
              </table:table-cell>
              <table:table-cell/>
            </table:table-row>
            <table:table-row table:style-name="ro1" table:default-cell-style-name="ce1">
              <table:covered-table-cell/>
              <table:table-cell>
                <text:p>0.25</text:p>
              </table:table-cell>
              <table:table-cell>
                <text:p>4.42</text:p>
              </table:table-cell>
              <table:table-cell>
                <text:p>Sur,no</text:p>
              </table:table-cell>
              <table:table-cell>
                <text:p>Sur,k</text:p>
              </table:table-cell>
              <table:table-cell>
                <text:p>1.37</text:p>
              </table:table-cell>
              <table:table-cell>
                <text:p>1.23</text:p>
              </table:table-cell>
              <table:table-cell>
                <text:p>1.05</text:p>
              </table:table-cell>
              <table:table-cell>
                <text:p>1.95</text:p>
              </table:table-cell>
              <table:table-cell>
                <text:p>0.6</text:p>
              </table:table-cell>
              <table:table-cell>
                <text:p>0.15</text:p>
              </table:table-cell>
              <table:table-cell>
                <text:p>0.17</text:p>
              </table:table-cell>
              <table:table-cell>
                <text:p>0.68</text:p>
              </table:table-cell>
              <table:table-cell>
                <text:p>0.07</text:p>
              </table:table-cell>
              <table:table-cell>
                <text:p>1.11</text:p>
              </table:table-cell>
              <table:table-cell>
                <text:p>0.37</text:p>
              </table:table-cell>
              <table:table-cell>
                <text:p>0.06</text:p>
              </table:table-cell>
              <table:table-cell>
                <text:p>0.12</text:p>
              </table:table-cell>
              <table:table-cell>
                <text:p>0.17</text:p>
              </table:table-cell>
              <table:table-cell/>
            </table:table-row>
            <table:table-row table:style-name="ro1" table:default-cell-style-name="ce1">
              <table:table-cell table:number-rows-spanned="2"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number-rows-spanned="2">
                <text:p>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covered-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shwanth </meta:initial-creator>
    <meta:creation-date>2013-03-24T14:12:19</meta:creation-date>
    <dc:date>2013-03-24T14:58:34</dc:date>
    <dc:creator>jashwanth </dc:creator>
    <meta:editing-duration>PT46M16S</meta:editing-duration>
    <meta:editing-cycles>21</meta:editing-cycles>
    <meta:generator>LibreOffice/3.3$Linux LibreOffice_project/330m19$Build-401</meta:generator>
    <meta:document-statistic meta:object-count="1"/>
  </office:meta>
</office:document-meta>
</file>